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Devanagari2"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Aharoni CLM1" svg:font-family="'Aharoni CLM'" style:font-pitch="variable"/>
    <style:font-face style:name="Aharoni CLM" svg:font-family="'Aharoni CLM'"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Times New Roman"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master-page-name="">
      <loext:graphic-properties draw:fill="none"/>
      <style:paragraph-properties fo:margin-left="-1cm" fo:margin-right="0cm" fo:text-indent="0cm" style:auto-text-indent="false" style:page-number="auto" fo:background-color="transparent"/>
      <style:text-properties style:font-name="DejaVu Sans" fo:font-size="12pt" style:font-size-asian="12pt" style:font-size-complex="12pt"/>
    </style:style>
    <style:style style:name="P2" style:family="paragraph" style:parent-style-name="Text_20_body">
      <loext:graphic-properties draw:fill="none"/>
      <style:paragraph-properties fo:margin-left="-1cm" fo:margin-right="0cm" fo:text-indent="0cm" style:auto-text-indent="false" fo:background-color="transparent"/>
      <style:text-properties style:font-name="DejaVu Sans" fo:font-size="12pt" style:font-size-asian="12pt" style:font-size-complex="12pt"/>
    </style:style>
    <style:style style:name="P3" style:family="paragraph" style:parent-style-name="Text_20_body">
      <loext:graphic-properties draw:fill="none"/>
      <style:paragraph-properties fo:margin-left="-1cm" fo:margin-right="0cm" fo:text-indent="0cm" style:auto-text-indent="false" fo:background-color="transparent"/>
      <style:text-properties fo:font-variant="normal" fo:text-transform="none" style:font-name="DejaVu Sans" fo:font-size="12pt" fo:letter-spacing="normal" fo:font-style="normal" fo:font-weight="normal" officeooo:paragraph-rsid="034f018e" style:font-size-asian="12pt" style:font-size-complex="12pt"/>
    </style:style>
    <style:style style:name="P4" style:family="paragraph" style:parent-style-name="Heading_20_1">
      <loext:graphic-properties draw:fill="none"/>
      <style:paragraph-properties fo:margin-left="-1cm" fo:margin-right="0cm" fo:text-align="start" style:justify-single-word="false" fo:text-indent="0cm" style:auto-text-indent="false" fo:background-color="transparent"/>
      <style:text-properties style:font-name="DejaVu Sans" fo:font-size="26pt" officeooo:paragraph-rsid="038b6419" style:font-size-asian="26pt" style:font-size-complex="26pt"/>
    </style:style>
    <style:style style:name="P5" style:family="paragraph" style:parent-style-name="Footer" style:master-page-name="">
      <loext:graphic-properties draw:fill="none"/>
      <style:paragraph-properties fo:margin-left="0cm" fo:margin-right="0cm" fo:text-align="center" style:justify-single-word="false" fo:text-indent="0cm" style:auto-text-indent="false" style:page-number="auto" fo:background-color="transparent" text:number-lines="false" text:line-number="0">
        <style:tab-stops>
          <style:tab-stop style:position="6.204cm" style:type="center"/>
          <style:tab-stop style:position="12.407cm" style:type="right"/>
        </style:tab-stops>
      </style:paragraph-properties>
      <style:text-properties style:font-name="Aharoni CLM1" fo:font-size="14pt" fo:font-weight="normal" style:font-size-asian="14pt" style:font-weight-asian="normal" style:font-size-complex="14pt" style:font-weight-complex="normal"/>
    </style:style>
    <style:style style:name="P6" style:family="paragraph" style:parent-style-name="headline1">
      <loext:graphic-properties draw:fill="none"/>
      <style:paragraph-properties fo:margin-left="0cm" fo:margin-right="0cm" fo:text-align="start" style:justify-single-word="false" fo:text-indent="0cm" style:auto-text-indent="false" fo:background-color="transparent"/>
      <style:text-properties style:font-name="DejaVu Sans" fo:font-size="26pt" officeooo:paragraph-rsid="039b8e73" style:font-size-asian="26pt" style:font-size-complex="26pt"/>
    </style:style>
    <style:style style:name="P7" style:family="paragraph" style:parent-style-name="Text_20_body">
      <loext:graphic-properties draw:fill="none"/>
      <style:paragraph-properties fo:margin-left="-1cm" fo:margin-right="0cm" fo:text-indent="0cm" style:auto-text-indent="false" fo:background-color="transparent"/>
      <style:text-properties style:font-name="DejaVu Sans" fo:font-size="12pt" style:font-size-asian="12pt" style:font-size-complex="12pt"/>
    </style:style>
    <style:style style:name="P8" style:family="paragraph" style:parent-style-name="Text_20_body">
      <loext:graphic-properties draw:fill="none"/>
      <style:paragraph-properties fo:margin-left="0cm" fo:margin-right="0cm" fo:text-indent="0cm" style:auto-text-indent="false" fo:background-color="transparent"/>
    </style:style>
    <style:style style:name="P9" style:family="paragraph" style:parent-style-name="Text_20_body">
      <loext:graphic-properties draw:fill="none"/>
      <style:paragraph-properties fo:margin-left="0cm" fo:margin-right="0cm" fo:text-indent="0cm" style:auto-text-indent="false" fo:background-color="transparent"/>
      <style:text-properties style:font-name="DejaVu Sans" fo:font-size="12pt" style:font-size-asian="12pt" style:font-size-complex="12pt"/>
    </style:style>
    <style:style style:name="P10" style:family="paragraph" style:parent-style-name="Text_20_body">
      <loext:graphic-properties draw:fill="none"/>
      <style:paragraph-properties fo:margin-left="0cm" fo:margin-right="0cm" fo:text-indent="0cm" style:auto-text-indent="false" fo:break-before="page" fo:background-color="transparent"/>
      <style:text-properties officeooo:paragraph-rsid="03809fd1"/>
    </style:style>
    <style:style style:name="P11" style:family="paragraph" style:parent-style-name="Text_20_body">
      <loext:graphic-properties draw:fill="none"/>
      <style:paragraph-properties fo:margin-left="0cm" fo:margin-right="0cm" fo:text-indent="0cm" style:auto-text-indent="false" fo:break-before="page" fo:background-color="transparent"/>
      <style:text-properties officeooo:paragraph-rsid="0387cd0e"/>
    </style:style>
    <style:style style:name="P12" style:family="paragraph" style:parent-style-name="Heading_20_1">
      <loext:graphic-properties draw:fill="none"/>
      <style:paragraph-properties fo:margin-left="0cm" fo:margin-right="0cm" fo:text-align="start" style:justify-single-word="false" fo:text-indent="0cm" style:auto-text-indent="false" fo:background-color="transparent"/>
      <style:text-properties officeooo:paragraph-rsid="039b8e73"/>
    </style:style>
    <style:style style:name="P13" style:family="paragraph" style:parent-style-name="Footer" style:master-page-name="">
      <loext:graphic-properties draw:fill="none"/>
      <style:paragraph-properties fo:margin-left="0cm" fo:margin-right="0cm" fo:text-align="start" style:justify-single-word="false" fo:text-indent="0cm" style:auto-text-indent="false" style:page-number="auto" fo:background-color="transparent" text:number-lines="false" text:line-number="0">
        <style:tab-stops>
          <style:tab-stop style:position="6.204cm" style:type="center"/>
          <style:tab-stop style:position="12.407cm" style:type="right"/>
        </style:tab-stops>
      </style:paragraph-properties>
      <style:text-properties style:font-name="Liberation Sans" fo:font-size="8pt" officeooo:paragraph-rsid="039eafa4" style:font-size-asian="8pt" style:font-size-complex="8pt"/>
    </style:style>
    <style:style style:name="T1" style:family="text">
      <style:text-properties fo:font-style="normal" officeooo:rsid="038cb18c" style:font-style-asian="normal" style:font-style-complex="normal"/>
    </style:style>
    <style:style style:name="T2" style:family="text">
      <style:text-properties fo:font-style="normal" officeooo:rsid="0288e03c" style:font-style-asian="normal" style:font-style-complex="normal"/>
    </style:style>
    <style:style style:name="T3" style:family="text">
      <style:text-properties fo:font-style="normal" officeooo:rsid="00cdfafe" style:font-style-asian="normal" style:font-style-complex="normal"/>
    </style:style>
    <style:style style:name="T4" style:family="text">
      <style:text-properties fo:font-style="normal" officeooo:rsid="027d8f48" style:font-style-asian="normal" style:font-style-complex="normal"/>
    </style:style>
    <style:style style:name="T5" style:family="text">
      <style:text-properties fo:font-style="normal" officeooo:rsid="01935357" style:font-style-asian="normal" style:font-style-complex="normal"/>
    </style:style>
    <style:style style:name="T6" style:family="text">
      <style:text-properties fo:font-style="normal" fo:font-weight="normal" officeooo:rsid="01e9ea50" style:font-style-asian="normal" style:font-weight-asian="normal" style:font-style-complex="normal" style:font-weight-complex="normal"/>
    </style:style>
    <style:style style:name="T7" style:family="text">
      <style:text-properties fo:font-style="normal" fo:font-weight="normal" officeooo:rsid="01935357" style:font-style-asian="normal" style:font-weight-asian="normal" style:font-style-complex="normal" style:font-weight-complex="normal"/>
    </style:style>
    <style:style style:name="T8" style:family="text">
      <style:text-properties fo:font-style="normal" fo:font-weight="normal" officeooo:rsid="01e93e50" style:font-style-asian="normal" style:font-weight-asian="normal" style:font-style-complex="normal" style:font-weight-complex="normal"/>
    </style:style>
    <style:style style:name="T9" style:family="text">
      <style:text-properties fo:font-style="normal" fo:font-weight="normal" officeooo:rsid="02304bc7" style:font-style-asian="normal" style:font-weight-asian="normal" style:font-style-complex="normal" style:font-weight-complex="normal"/>
    </style:style>
    <style:style style:name="T10" style:family="text">
      <style:text-properties fo:font-style="normal" fo:font-weight="normal" officeooo:rsid="00af3a2e" style:font-style-asian="normal" style:font-weight-asian="normal" style:font-style-complex="normal" style:font-weight-complex="normal"/>
    </style:style>
    <style:style style:name="T11" style:family="text">
      <style:text-properties fo:color="#000000" style:font-name="DejaVu Sans" fo:font-size="12pt" style:font-size-asian="12pt" style:font-size-complex="12pt"/>
    </style:style>
    <style:style style:name="T12" style:family="text">
      <style:text-properties fo:color="#000000" style:font-name="DejaVu Sans" fo:font-size="12pt" officeooo:rsid="02d1e348" style:font-size-asian="12pt" style:font-size-complex="12pt"/>
    </style:style>
    <style:style style:name="T13" style:family="text">
      <style:text-properties fo:color="#000000" style:font-name="DejaVu Sans" fo:font-size="12pt" officeooo:rsid="02ffbc80" style:font-size-asian="12pt" style:font-size-complex="12pt"/>
    </style:style>
    <style:style style:name="T14" style:family="text">
      <style:text-properties fo:color="#000000" style:font-name="DejaVu Sans" fo:font-size="12pt" officeooo:rsid="03179547" style:font-size-asian="12pt" style:font-size-complex="12pt"/>
    </style:style>
    <style:style style:name="T15" style:family="text">
      <style:text-properties fo:color="#000000" style:font-name="DejaVu Sans" fo:font-size="12pt" officeooo:rsid="033b1af3" style:font-size-asian="12pt" style:font-size-complex="12pt"/>
    </style:style>
    <style:style style:name="T16" style:family="text">
      <style:text-properties fo:color="#000000" style:font-name="DejaVu Sans" fo:font-size="12pt" officeooo:rsid="033bba49" style:font-size-asian="12pt" style:font-size-complex="12pt"/>
    </style:style>
    <style:style style:name="T17" style:family="text">
      <style:text-properties fo:color="#000000" style:font-name="DejaVu Sans" fo:font-size="12pt" officeooo:rsid="02dab7e7" style:font-size-asian="12pt" style:font-size-complex="12pt"/>
    </style:style>
    <style:style style:name="T18" style:family="text">
      <style:text-properties fo:color="#000000" style:font-name="DejaVu Sans" fo:font-size="12pt" officeooo:rsid="0329002d" style:font-size-asian="12pt" style:font-size-complex="12pt"/>
    </style:style>
    <style:style style:name="T19" style:family="text">
      <style:text-properties fo:color="#000000" style:font-name="DejaVu Sans" fo:font-size="12pt" officeooo:rsid="031ebc8e" style:font-size-asian="12pt" style:font-size-complex="12pt"/>
    </style:style>
    <style:style style:name="T20" style:family="text">
      <style:text-properties fo:color="#000000" style:font-name="DejaVu Sans" fo:font-size="12pt" officeooo:rsid="031beaab" style:font-size-asian="12pt" style:font-size-complex="12pt"/>
    </style:style>
    <style:style style:name="T21" style:family="text">
      <style:text-properties fo:color="#000000" style:font-name="DejaVu Sans" fo:font-size="12pt" officeooo:rsid="033ed18c" style:font-size-asian="12pt" style:font-size-complex="12pt"/>
    </style:style>
    <style:style style:name="T22" style:family="text">
      <style:text-properties fo:color="#000000" style:font-name="DejaVu Sans" fo:font-size="12pt" officeooo:rsid="0306e546" style:font-size-asian="12pt" style:font-size-complex="12pt"/>
    </style:style>
    <style:style style:name="T23" style:family="text">
      <style:text-properties fo:color="#000000" style:font-name="DejaVu Sans" fo:font-size="12pt" officeooo:rsid="03329e4b" style:font-size-asian="12pt" style:font-size-complex="12pt"/>
    </style:style>
    <style:style style:name="T24" style:family="text">
      <style:text-properties fo:color="#000000" style:font-name="DejaVu Sans" fo:font-size="12pt" officeooo:rsid="033d14e7" style:font-size-asian="12pt" style:font-size-complex="12pt"/>
    </style:style>
    <style:style style:name="T25" style:family="text">
      <style:text-properties fo:color="#000000" style:font-name="DejaVu Sans" fo:font-size="12pt" officeooo:rsid="033f0ac5" style:font-size-asian="12pt" style:font-size-complex="12pt"/>
    </style:style>
    <style:style style:name="T26" style:family="text">
      <style:text-properties fo:color="#000000" style:font-name="DejaVu Sans" fo:font-size="12pt" officeooo:rsid="032099ea" style:font-size-asian="12pt" style:font-size-complex="12pt"/>
    </style:style>
    <style:style style:name="T27" style:family="text">
      <style:text-properties fo:color="#000000" style:font-name="DejaVu Sans" fo:font-size="12pt" officeooo:rsid="030a189e" style:font-size-asian="12pt" style:font-size-complex="12pt"/>
    </style:style>
    <style:style style:name="T28" style:family="text">
      <style:text-properties fo:color="#000000" style:font-name="DejaVu Sans" fo:font-size="12pt" officeooo:rsid="0318c104" style:font-size-asian="12pt" style:font-size-complex="12pt"/>
    </style:style>
    <style:style style:name="T29" style:family="text">
      <style:text-properties fo:color="#000000" style:font-name="DejaVu Sans" fo:font-size="12pt" officeooo:rsid="0340b0f8" style:font-size-asian="12pt" style:font-size-complex="12pt"/>
    </style:style>
    <style:style style:name="T30" style:family="text">
      <style:text-properties fo:color="#000000" style:font-name="DejaVu Sans" fo:font-size="12pt" officeooo:rsid="03439626" style:font-size-asian="12pt" style:font-size-complex="12pt"/>
    </style:style>
    <style:style style:name="T31" style:family="text">
      <style:text-properties fo:color="#000000" style:font-name="DejaVu Sans" fo:font-size="12pt" officeooo:rsid="03214911" style:font-size-asian="12pt" style:font-size-complex="12pt"/>
    </style:style>
    <style:style style:name="T32" style:family="text">
      <style:text-properties fo:color="#000000" style:font-name="DejaVu Sans" fo:font-size="12pt" officeooo:rsid="0334c639" style:font-size-asian="12pt" style:font-size-complex="12pt"/>
    </style:style>
    <style:style style:name="T33" style:family="text">
      <style:text-properties fo:color="#000000" style:font-name="DejaVu Sans" fo:font-size="12pt" officeooo:rsid="032536ca" style:font-size-asian="12pt" style:font-size-complex="12pt"/>
    </style:style>
    <style:style style:name="T34" style:family="text">
      <style:text-properties fo:color="#000000" style:font-name="DejaVu Sans" fo:font-size="12pt" officeooo:rsid="034f018e" style:font-size-asian="12pt" style:font-size-complex="12pt"/>
    </style:style>
    <style:style style:name="T35" style:family="text">
      <style:text-properties fo:color="#000000" style:font-name="DejaVu Sans" fo:font-size="12pt" officeooo:rsid="032a0c20" style:font-size-asian="12pt" style:font-size-complex="12pt"/>
    </style:style>
    <style:style style:name="T36" style:family="text">
      <style:text-properties fo:color="#000000" style:font-name="DejaVu Sans" fo:font-size="12pt" officeooo:rsid="0342ffc5" style:font-size-asian="12pt" style:font-size-complex="12pt"/>
    </style:style>
    <style:style style:name="T37" style:family="text">
      <style:text-properties fo:color="#000000" style:font-name="DejaVu Sans" fo:font-size="12pt" officeooo:rsid="034144bc" style:font-size-asian="12pt" style:font-size-complex="12pt"/>
    </style:style>
    <style:style style:name="T38" style:family="text">
      <style:text-properties fo:color="#000000" style:font-name="DejaVu Sans" fo:font-size="12pt" officeooo:rsid="0354cf57" style:font-size-asian="12pt" style:font-size-complex="12pt"/>
    </style:style>
    <style:style style:name="T39" style:family="text">
      <style:text-properties fo:color="#000000" style:font-name="DejaVu Sans" fo:font-size="12pt" officeooo:rsid="0356c25b" style:font-size-asian="12pt" style:font-size-complex="12pt"/>
    </style:style>
    <style:style style:name="T40" style:family="text">
      <style:text-properties fo:color="#000000" style:font-name="DejaVu Sans" fo:font-size="12pt" officeooo:rsid="0357169d" style:font-size-asian="12pt" style:font-size-complex="12pt"/>
    </style:style>
    <style:style style:name="T41" style:family="text">
      <style:text-properties fo:color="#000000" style:font-name="DejaVu Sans" fo:font-size="12pt" officeooo:rsid="03579734" style:font-size-asian="12pt" style:font-size-complex="12pt"/>
    </style:style>
    <style:style style:name="T42" style:family="text">
      <style:text-properties fo:color="#000000" style:font-name="DejaVu Sans" fo:font-size="12pt" officeooo:rsid="0357e256" style:font-size-asian="12pt" style:font-size-complex="12pt"/>
    </style:style>
    <style:style style:name="T43" style:family="text">
      <style:text-properties fo:color="#000000" style:font-name="DejaVu Sans" fo:font-size="12pt" officeooo:rsid="0357ef0d" style:font-size-asian="12pt" style:font-size-complex="12pt"/>
    </style:style>
    <style:style style:name="T44" style:family="text">
      <style:text-properties fo:color="#000000" style:font-name="DejaVu Sans" fo:font-size="12pt" officeooo:rsid="035eb01c" style:font-size-asian="12pt" style:font-size-complex="12pt"/>
    </style:style>
    <style:style style:name="T45" style:family="text">
      <style:text-properties fo:color="#000000" style:font-name="DejaVu Sans" fo:font-size="12pt" officeooo:rsid="0368ccb4" style:font-size-asian="12pt" style:font-size-complex="12pt"/>
    </style:style>
    <style:style style:name="T46" style:family="text">
      <style:text-properties fo:color="#000000" style:font-name="DejaVu Sans" fo:font-size="12pt" officeooo:rsid="036ac626" style:font-size-asian="12pt" style:font-size-complex="12pt"/>
    </style:style>
    <style:style style:name="T47" style:family="text">
      <style:text-properties fo:color="#000000" style:font-name="DejaVu Sans" fo:font-size="12pt" officeooo:rsid="036bd0ae" style:font-size-asian="12pt" style:font-size-complex="12pt"/>
    </style:style>
    <style:style style:name="T48" style:family="text">
      <style:text-properties fo:color="#000000" style:font-name="DejaVu Sans" fo:font-size="12pt" officeooo:rsid="036dc630" style:font-size-asian="12pt" style:font-size-complex="12pt"/>
    </style:style>
    <style:style style:name="T49" style:family="text">
      <style:text-properties fo:color="#000000" style:font-name="DejaVu Sans" fo:font-size="12pt" officeooo:rsid="036f11f1" style:font-size-asian="12pt" style:font-size-complex="12pt"/>
    </style:style>
    <style:style style:name="T50" style:family="text">
      <style:text-properties fo:color="#000000" style:font-name="DejaVu Sans" fo:font-size="12pt" officeooo:rsid="03710963" style:font-size-asian="12pt" style:font-size-complex="12pt"/>
    </style:style>
    <style:style style:name="T51" style:family="text">
      <style:text-properties fo:color="#000000" style:font-name="DejaVu Sans" fo:font-size="12pt" officeooo:rsid="0371eccb" style:font-size-asian="12pt" style:font-size-complex="12pt"/>
    </style:style>
    <style:style style:name="T52" style:family="text">
      <style:text-properties fo:color="#000000" style:font-name="DejaVu Sans" fo:font-size="12pt" officeooo:rsid="0377b936" style:font-size-asian="12pt" style:font-size-complex="12pt"/>
    </style:style>
    <style:style style:name="T53" style:family="text">
      <style:text-properties fo:color="#000000" style:font-name="DejaVu Sans" fo:font-size="12pt" officeooo:rsid="03809fd1" style:font-size-asian="12pt" style:font-size-complex="12pt"/>
    </style:style>
    <style:style style:name="T54" style:family="text">
      <style:text-properties fo:color="#000000" style:font-name="DejaVu Sans" fo:font-size="12pt" officeooo:rsid="038572e6" style:font-size-asian="12pt" style:font-size-complex="12pt"/>
    </style:style>
    <style:style style:name="T55" style:family="text">
      <style:text-properties fo:color="#000000" style:font-name="DejaVu Sans" fo:font-size="12pt" officeooo:rsid="0387c8c8" style:font-size-asian="12pt" style:font-size-complex="12pt"/>
    </style:style>
    <style:style style:name="T56" style:family="text">
      <style:text-properties fo:color="#000000" style:font-name="DejaVu Sans" fo:font-size="12pt" officeooo:rsid="0387cd0e" style:font-size-asian="12pt" style:font-size-complex="12pt"/>
    </style:style>
    <style:style style:name="T57" style:family="text">
      <style:text-properties fo:color="#000000" style:font-name="DejaVu Sans" fo:font-size="12pt" officeooo:rsid="038d45ac" style:font-size-asian="12pt" style:font-size-complex="12pt"/>
    </style:style>
    <style:style style:name="T58" style:family="text">
      <style:text-properties fo:color="#000000" style:font-name="DejaVu Sans" fo:font-size="12pt" officeooo:rsid="03940262" style:font-size-asian="12pt" style:font-size-complex="12pt"/>
    </style:style>
    <style:style style:name="T59" style:family="text">
      <style:text-properties fo:color="#000000" style:font-name="DejaVu Sans" fo:font-size="12pt" officeooo:rsid="0395904f" style:font-size-asian="12pt" style:font-size-complex="12pt"/>
    </style:style>
    <style:style style:name="T60" style:family="text">
      <style:text-properties fo:color="#000000" style:font-name="DejaVu Sans" fo:font-size="12pt" officeooo:rsid="02d1e348" fo:background-color="transparent" loext:char-shading-value="0" style:font-size-asian="12pt" style:font-size-complex="12pt"/>
    </style:style>
    <style:style style:name="T61" style:family="text">
      <style:text-properties fo:color="#000000" style:font-name="DejaVu Sans" fo:font-size="12pt" officeooo:rsid="030e382e" fo:background-color="transparent" loext:char-shading-value="0" style:font-size-asian="12pt" style:font-size-complex="12pt"/>
    </style:style>
    <style:style style:name="T62" style:family="text">
      <style:text-properties fo:color="#000000" style:font-name="DejaVu Sans" fo:font-size="12pt" officeooo:rsid="02f79874" fo:background-color="transparent" loext:char-shading-value="0" style:font-size-asian="12pt" style:font-size-complex="12pt"/>
    </style:style>
    <style:style style:name="T63" style:family="text">
      <style:text-properties fo:color="#000000" style:font-name="DejaVu Sans" fo:font-size="12pt" officeooo:rsid="02e18bd7" fo:background-color="transparent" loext:char-shading-value="0" style:font-size-asian="12pt" style:font-size-complex="12pt"/>
    </style:style>
    <style:style style:name="T64" style:family="text">
      <style:text-properties fo:color="#000000" style:font-name="DejaVu Sans" fo:font-size="12pt" officeooo:rsid="0317623a" fo:background-color="transparent" loext:char-shading-value="0" style:font-size-asian="12pt" style:font-size-complex="12pt"/>
    </style:style>
    <style:style style:name="T65" style:family="text">
      <style:text-properties fo:color="#000000" style:font-name="DejaVu Sans" fo:font-size="12pt" officeooo:rsid="0314224e" fo:background-color="transparent" loext:char-shading-value="0" style:font-size-asian="12pt" style:font-size-complex="12pt"/>
    </style:style>
    <style:style style:name="T66" style:family="text">
      <style:text-properties fo:color="#000000" style:font-name="DejaVu Sans" fo:font-size="12pt" officeooo:rsid="0348a3f5" fo:background-color="transparent" loext:char-shading-value="0" style:font-size-asian="12pt" style:font-size-complex="12pt"/>
    </style:style>
    <style:style style:name="T67" style:family="text">
      <style:text-properties fo:color="#000000" style:font-name="DejaVu Sans" fo:font-size="12pt" officeooo:rsid="03110e49" fo:background-color="transparent" loext:char-shading-value="0" style:font-size-asian="12pt" style:font-size-complex="12pt"/>
    </style:style>
    <style:style style:name="T68" style:family="text">
      <style:text-properties fo:color="#000000" style:font-name="DejaVu Sans" fo:font-size="12pt" officeooo:rsid="0311e5b5" fo:background-color="transparent" loext:char-shading-value="0" style:font-size-asian="12pt" style:font-size-complex="12pt"/>
    </style:style>
    <style:style style:name="T69" style:family="text">
      <style:text-properties fo:color="#000000" style:font-name="DejaVu Sans" fo:font-size="12pt" officeooo:rsid="0303475b" fo:background-color="transparent" loext:char-shading-value="0" style:font-size-asian="12pt" style:font-size-complex="12pt"/>
    </style:style>
    <style:style style:name="T70" style:family="text">
      <style:text-properties fo:color="#000000" style:font-name="DejaVu Sans" fo:font-size="12pt" officeooo:rsid="03179547" fo:background-color="transparent" loext:char-shading-value="0" style:font-size-asian="12pt" style:font-size-complex="12pt"/>
    </style:style>
    <style:style style:name="T71" style:family="text">
      <style:text-properties fo:color="#000000" style:font-name="DejaVu Sans" fo:font-size="12pt" officeooo:rsid="031365a4" fo:background-color="transparent" loext:char-shading-value="0" style:font-size-asian="12pt" style:font-size-complex="12pt"/>
    </style:style>
    <style:style style:name="T72" style:family="text">
      <style:text-properties fo:color="#000000" style:font-name="DejaVu Sans" fo:font-size="12pt" officeooo:rsid="032dffee" fo:background-color="transparent" loext:char-shading-value="0" style:font-size-asian="12pt" style:font-size-complex="12pt"/>
    </style:style>
    <style:style style:name="T73" style:family="text">
      <style:text-properties fo:color="#000000" style:font-name="DejaVu Sans" fo:font-size="12pt" officeooo:rsid="034c90d0" fo:background-color="transparent" loext:char-shading-value="0" style:font-size-asian="12pt" style:font-size-complex="12pt"/>
    </style:style>
    <style:style style:name="T74" style:family="text">
      <style:text-properties fo:color="#000000" style:font-name="DejaVu Sans" fo:font-size="12pt" officeooo:rsid="02fce1d8" fo:background-color="transparent" loext:char-shading-value="0" style:font-size-asian="12pt" style:font-size-complex="12pt"/>
    </style:style>
    <style:style style:name="T75" style:family="text">
      <style:text-properties fo:color="#000000" style:font-name="DejaVu Sans" fo:font-size="12pt" officeooo:rsid="02fe003f" fo:background-color="transparent" loext:char-shading-value="0" style:font-size-asian="12pt" style:font-size-complex="12pt"/>
    </style:style>
    <style:style style:name="T76" style:family="text">
      <style:text-properties fo:color="#000000" style:font-name="DejaVu Sans" fo:font-size="12pt" officeooo:rsid="02fb05c5" fo:background-color="transparent" loext:char-shading-value="0" style:font-size-asian="12pt" style:font-size-complex="12pt"/>
    </style:style>
    <style:style style:name="T77" style:family="text">
      <style:text-properties fo:color="#000000" style:font-name="DejaVu Sans" fo:font-size="12pt" officeooo:rsid="03271e37" fo:background-color="transparent" loext:char-shading-value="0" style:font-size-asian="12pt" style:font-size-complex="12pt"/>
    </style:style>
    <style:style style:name="T78" style:family="text">
      <style:text-properties fo:color="#000000" style:font-name="DejaVu Sans" fo:font-size="12pt" officeooo:rsid="02f90681" fo:background-color="transparent" loext:char-shading-value="0" style:font-size-asian="12pt" style:font-size-complex="12pt"/>
    </style:style>
    <style:style style:name="T79" style:family="text">
      <style:text-properties fo:color="#000000" style:font-name="DejaVu Sans" fo:font-size="12pt" officeooo:rsid="02ffbc80" fo:background-color="transparent" loext:char-shading-value="0" style:font-size-asian="12pt" style:font-size-complex="12pt"/>
    </style:style>
    <style:style style:name="T80" style:family="text">
      <style:text-properties fo:color="#000000" style:font-name="DejaVu Sans" fo:font-size="12pt" officeooo:rsid="03363502" fo:background-color="transparent" loext:char-shading-value="0" style:font-size-asian="12pt" style:font-size-complex="12pt"/>
    </style:style>
    <style:style style:name="T81" style:family="text">
      <style:text-properties fo:color="#000000" style:font-name="DejaVu Sans" fo:font-size="12pt" officeooo:rsid="03214911" fo:background-color="transparent" loext:char-shading-value="0" style:font-size-asian="12pt" style:font-size-complex="12pt"/>
    </style:style>
    <style:style style:name="T82" style:family="text">
      <style:text-properties fo:color="#000000" style:font-name="DejaVu Sans" fo:font-size="12pt" officeooo:rsid="035bf182" fo:background-color="transparent" loext:char-shading-value="0" style:font-size-asian="12pt" style:font-size-complex="12pt"/>
    </style:style>
    <style:style style:name="T83" style:family="text">
      <style:text-properties fo:color="#000000" style:font-name="DejaVu Sans" fo:font-size="12pt" officeooo:rsid="035c3d67" fo:background-color="transparent" loext:char-shading-value="0" style:font-size-asian="12pt" style:font-size-complex="12pt"/>
    </style:style>
    <style:style style:name="T84" style:family="text">
      <style:text-properties fo:color="#000000" style:font-name="DejaVu Sans" fo:font-size="12pt" officeooo:rsid="035ed7ff" fo:background-color="transparent" loext:char-shading-value="0" style:font-size-asian="12pt" style:font-size-complex="12pt"/>
    </style:style>
    <style:style style:name="T85" style:family="text">
      <style:text-properties fo:color="#000000" style:font-name="DejaVu Sans" fo:font-size="12pt" officeooo:rsid="0360b74e" fo:background-color="transparent" loext:char-shading-value="0" style:font-size-asian="12pt" style:font-size-complex="12pt"/>
    </style:style>
    <style:style style:name="T86" style:family="text">
      <style:text-properties fo:color="#000000" style:font-name="DejaVu Sans" fo:font-size="12pt" officeooo:rsid="0363c867" fo:background-color="transparent" loext:char-shading-value="0" style:font-size-asian="12pt" style:font-size-complex="12pt"/>
    </style:style>
    <style:style style:name="T87" style:family="text">
      <style:text-properties fo:color="#000000" style:font-name="DejaVu Sans" fo:font-size="12pt" officeooo:rsid="03653f92" fo:background-color="transparent" loext:char-shading-value="0" style:font-size-asian="12pt" style:font-size-complex="12pt"/>
    </style:style>
    <style:style style:name="T88" style:family="text">
      <style:text-properties fo:color="#000000" style:font-name="DejaVu Sans" fo:font-size="12pt" officeooo:rsid="036521dc" fo:background-color="transparent" loext:char-shading-value="0" style:font-size-asian="12pt" style:font-size-complex="12pt"/>
    </style:style>
    <style:style style:name="T89" style:family="text">
      <style:text-properties fo:color="#000000" style:font-name="DejaVu Sans" fo:font-size="12pt" officeooo:rsid="03672432" fo:background-color="transparent" loext:char-shading-value="0" style:font-size-asian="12pt" style:font-size-complex="12pt"/>
    </style:style>
    <style:style style:name="T90" style:family="text">
      <style:text-properties fo:color="#000000" style:font-name="DejaVu Sans" fo:font-size="12pt" officeooo:rsid="0368ccb4" fo:background-color="transparent" loext:char-shading-value="0" style:font-size-asian="12pt" style:font-size-complex="12pt"/>
    </style:style>
    <style:style style:name="T91" style:family="text">
      <style:text-properties fo:color="#000000" style:font-name="DejaVu Sans" fo:font-size="12pt" officeooo:rsid="032df7a0" fo:background-color="transparent" loext:char-shading-value="0" style:font-size-asian="12pt" style:font-size-complex="12pt"/>
    </style:style>
    <style:style style:name="T92" style:family="text">
      <style:text-properties fo:color="#000000" style:font-name="DejaVu Sans" fo:font-size="12pt" officeooo:rsid="03762105" fo:background-color="transparent" loext:char-shading-value="0" style:font-size-asian="12pt" style:font-size-complex="12pt"/>
    </style:style>
    <style:style style:name="T93" style:family="text">
      <style:text-properties fo:color="#000000" style:font-name="DejaVu Sans" fo:font-size="12pt" officeooo:rsid="03763b00" fo:background-color="transparent" loext:char-shading-value="0" style:font-size-asian="12pt" style:font-size-complex="12pt"/>
    </style:style>
    <style:style style:name="T94" style:family="text">
      <style:text-properties fo:color="#000000" style:font-name="DejaVu Sans" fo:font-size="12pt" officeooo:rsid="0379a6be" fo:background-color="transparent" loext:char-shading-value="0" style:font-size-asian="12pt" style:font-size-complex="12pt"/>
    </style:style>
    <style:style style:name="T95" style:family="text">
      <style:text-properties fo:color="#000000" style:font-name="DejaVu Sans" fo:font-size="12pt" officeooo:rsid="037c44b0" fo:background-color="transparent" loext:char-shading-value="0" style:font-size-asian="12pt" style:font-size-complex="12pt"/>
    </style:style>
    <style:style style:name="T96" style:family="text">
      <style:text-properties fo:color="#000000" style:font-name="DejaVu Sans" fo:font-size="12pt" officeooo:rsid="037d548a" fo:background-color="transparent" loext:char-shading-value="0" style:font-size-asian="12pt" style:font-size-complex="12pt"/>
    </style:style>
    <style:style style:name="T97" style:family="text">
      <style:text-properties fo:color="#000000" style:font-name="DejaVu Sans" fo:font-size="12pt" officeooo:rsid="037e8d8f" fo:background-color="transparent" loext:char-shading-value="0" style:font-size-asian="12pt" style:font-size-complex="12pt"/>
    </style:style>
    <style:style style:name="T98" style:family="text">
      <style:text-properties fo:color="#000000" style:font-name="DejaVu Sans" fo:font-size="12pt" officeooo:rsid="038398c2" fo:background-color="transparent" loext:char-shading-value="0" style:font-size-asian="12pt" style:font-size-complex="12pt"/>
    </style:style>
    <style:style style:name="T99" style:family="text">
      <style:text-properties fo:color="#000000" style:font-name="DejaVu Sans" fo:font-size="12pt" officeooo:rsid="039aac2c" fo:background-color="transparent" loext:char-shading-value="0" style:font-size-asian="12pt" style:font-size-complex="12pt"/>
    </style:style>
    <style:style style:name="T100" style:family="text">
      <style:text-properties fo:color="#000000" style:font-name="DejaVu Sans" fo:font-size="12pt" fo:font-weight="normal" style:font-size-asian="12pt" style:font-weight-asian="normal" style:font-size-complex="12pt" style:font-weight-complex="normal"/>
    </style:style>
    <style:style style:name="T101" style:family="text">
      <style:text-properties fo:color="#000000" style:font-name="DejaVu Sans" fo:font-size="12pt" fo:font-weight="normal" officeooo:rsid="031beaab" style:font-size-asian="12pt" style:font-weight-asian="normal" style:font-size-complex="12pt" style:font-weight-complex="normal"/>
    </style:style>
    <style:style style:name="T102" style:family="text">
      <style:text-properties fo:color="#000000" style:font-name="DejaVu Sans" fo:font-size="12pt" fo:font-weight="normal" officeooo:rsid="0329002d" style:font-size-asian="12pt" style:font-weight-asian="normal" style:font-size-complex="12pt" style:font-weight-complex="normal"/>
    </style:style>
    <style:style style:name="T103" style:family="text">
      <style:text-properties fo:color="#000000" style:font-name="DejaVu Sans" fo:font-size="12pt" fo:font-weight="normal" officeooo:rsid="02e10aa9" style:font-size-asian="12pt" style:font-weight-asian="normal" style:font-size-complex="12pt" style:font-weight-complex="normal"/>
    </style:style>
    <style:style style:name="T104" style:family="text">
      <style:text-properties fo:color="#000000" style:font-name="DejaVu Sans" fo:font-size="12pt" fo:font-weight="normal" officeooo:rsid="031b53ea" style:font-size-asian="12pt" style:font-weight-asian="normal" style:font-size-complex="12pt" style:font-weight-complex="normal"/>
    </style:style>
    <style:style style:name="T105" style:family="text">
      <style:text-properties fo:color="#000000" style:font-name="DejaVu Sans" fo:font-size="12pt" fo:font-weight="normal" officeooo:rsid="032fb979" style:font-size-asian="12pt" style:font-weight-asian="normal" style:font-size-complex="12pt" style:font-weight-complex="normal"/>
    </style:style>
    <style:style style:name="T106" style:family="text">
      <style:text-properties fo:color="#000000" style:font-name="DejaVu Sans" fo:font-size="12pt" fo:language="fr" fo:country="FR" fo:font-weight="normal" officeooo:rsid="032fb979" style:font-size-asian="12pt" style:font-weight-asian="normal" style:font-size-complex="12pt" style:font-weight-complex="normal"/>
    </style:style>
    <style:style style:name="T107" style:family="text">
      <style:text-properties fo:color="#000000" style:text-position="12% 100%" style:font-name="Aharoni CLM" fo:font-size="22pt" style:font-size-asian="22pt" style:font-size-complex="22pt"/>
    </style:style>
    <style:style style:name="T108" style:family="text">
      <style:text-properties fo:color="#000000" style:text-position="12% 100%" style:font-name="Aharoni CLM" fo:font-size="22pt" officeooo:rsid="039b8e73" style:font-size-asian="22pt" style:font-size-complex="22pt"/>
    </style:style>
    <style:style style:name="T109" style:family="text">
      <style:text-properties fo:color="#000000" style:text-position="12% 100%" style:font-name="Aharoni CLM" fo:font-size="22pt" fo:font-style="normal" officeooo:rsid="027d8f48" style:font-size-asian="22pt" style:font-style-asian="normal" style:font-size-complex="22pt" style:font-style-complex="normal"/>
    </style:style>
    <style:style style:name="T110" style:family="text">
      <style:text-properties fo:color="#000000" style:text-position="12% 100%" fo:font-size="22pt" fo:font-style="normal" officeooo:rsid="027d8f48" style:font-size-asian="22pt" style:font-style-asian="normal" style:font-size-complex="22pt" style:font-style-complex="normal"/>
    </style:style>
    <style:style style:name="T111" style:family="text">
      <style:text-properties fo:color="#000000" style:text-position="12% 100%" fo:font-style="normal" officeooo:rsid="027d8f48" style:font-style-asian="normal" style:font-style-complex="normal"/>
    </style:style>
    <style:style style:name="T112" style:family="text">
      <style:text-properties fo:color="#000000" style:font-name="Aharoni CLM" fo:font-size="16pt" style:font-size-asian="16pt"/>
    </style:style>
    <style:style style:name="T113" style:family="text">
      <style:text-properties style:font-name="DejaVu Sans" fo:font-size="12pt" style:font-size-asian="12pt" style:font-size-complex="12pt"/>
    </style:style>
    <style:style style:name="T114" style:family="text">
      <style:text-properties style:font-name="DejaVu Sans" fo:font-size="12pt" officeooo:rsid="02d1669d" style:font-size-asian="12pt" style:font-size-complex="12pt"/>
    </style:style>
    <style:style style:name="T115" style:family="text">
      <style:text-properties style:font-name="DejaVu Sans" fo:font-size="12pt" officeooo:rsid="031a8078" style:font-size-asian="12pt" style:font-size-complex="12pt"/>
    </style:style>
    <style:style style:name="T116" style:family="text">
      <style:text-properties style:font-name="DejaVu Sans" fo:font-size="12pt" officeooo:rsid="02d42776" style:font-size-asian="12pt" style:font-size-complex="12pt"/>
    </style:style>
    <style:style style:name="T117" style:family="text">
      <style:text-properties style:font-name="DejaVu Sans" fo:font-size="12pt" officeooo:rsid="032a0c20" style:font-size-asian="12pt" style:font-size-complex="12pt"/>
    </style:style>
    <style:style style:name="T118" style:family="text">
      <style:text-properties style:font-name="DejaVu Sans" fo:font-size="12pt" fo:font-weight="bold" style:font-size-asian="12pt" style:font-weight-asian="bold" style:font-size-complex="12pt" style:font-weight-complex="bold"/>
    </style:style>
    <style:style style:name="T119" style:family="text">
      <style:text-properties style:font-name="DejaVu Sans" fo:font-size="12pt" fo:font-weight="normal" style:font-size-asian="12pt" style:font-weight-asian="normal" style:font-size-complex="12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8"><text:span text:style-name="T113">Maurin Donneaud<text:line-break/>Designer industriel &amp; Creative technologist<text:line-break/></text:span><text:span text:style-name="T114">35 rue des meuniers</text:span><text:span text:style-name="T113"> 7501</text:span><text:span text:style-name="T114">2</text:span><text:span text:style-name="T113"> Paris<text:line-break/></text:span><text:a xlink:type="simple" xlink:href="http://www.etextile.org/" text:style-name="Internet_20_link" text:visited-style-name="Visited_20_Internet_20_Link"><text:span text:style-name="T113">www.etextile.org</text:span></text:a></text:p>
      <text:h text:style-name="P4" text:outline-level="1"/>
      <text:h text:style-name="P4" text:outline-level="1"/>
      <text:h text:style-name="P4" text:outline-level="1"/>
      <text:p text:style-name="P6"><text:span text:style-name="T107">Partitions interactives audio-textiles </text:span><text:span text:style-name="T108">~</text:span><text:line-break/><text:span text:style-name="T112">Exploration musicale par le toucher</text:span></text:p>
      <text:h text:style-name="P12" text:outline-level="1"><text:span text:style-name="T119">Résidence en recherche artistique - candidature 2020-2021</text:span><text:span text:style-name="T113"><text:line-break/></text:span></text:h>
      <text:p text:style-name="P10"><text:span text:style-name="T12"><text:tab/>Passionné par l’art, la science et la technologie, </text:span><text:span text:style-name="T60">j</text:span><text:span text:style-name="T61">e</text:span><text:span text:style-name="T60"> développe, fabrique </text:span><text:span text:style-name="T93">et utilise</text:span><text:span text:style-name="T60"> des </text:span><text:span text:style-name="T90">interfaces</text:span><text:span text:style-name="T60"> tactiles </text:span><text:span text:style-name="T90">en </text:span><text:span text:style-name="T60">textile </text:span><text:span text:style-name="T61">dédiés à la composition musicale</text:span><text:span text:style-name="T60">.</text:span><text:span text:style-name="T62"> </text:span><text:span text:style-name="T92">Cette recherche représente pour moi</text:span><text:span text:style-name="T79"> un moyen de façonner la technologie en lien avec </text:span><text:span text:style-name="T95">des savoir faire</text:span><text:span text:style-name="T79"> </text:span><text:span text:style-name="T95">traditionnels textiles</text:span><text:span text:style-name="T92">,</text:span><text:span text:style-name="T79"> </text:span><text:span text:style-name="T93">ainsi qu’</text:span><text:span text:style-name="T92">un moyen de </text:span><text:span text:style-name="T79">concevoir des objets numériques plus familiers, </text:span><text:span text:style-name="T77">plus facile </text:span><text:span text:style-name="T91">d’accès</text:span><text:span text:style-name="T77">, </text:span><text:span text:style-name="T79">plus conviviaux. </text:span><text:span text:style-name="T63">La spécificité textile de ces interfaces </text:span><text:span text:style-name="T64">tactiles</text:span><text:span text:style-name="T65"> </text:span><text:span text:style-name="T63">permet de créer différentes textures au toucher pour guider l’exploration tactile </text:span><text:span text:style-name="T66">de mondes</text:span><text:span text:style-name="T63"> sonore</text:span><text:span text:style-name="T66">s</text:span><text:span text:style-name="T63">. </text:span><text:span text:style-name="T95">Par monde sonore, j’entends l’idée d</text:span><text:span text:style-name="T96">e composer, </text:span><text:span text:style-name="T95">organiser </text:span><text:span text:style-name="T96">et</text:span><text:span text:style-name="T95"> cartographier des matières sonores interactives. </text:span><text:span text:style-name="T96">Ces cartographies tactiles et sonores </text:span><text:span text:style-name="T65">représente</text:span><text:span text:style-name="T94">nt</text:span><text:span text:style-name="T65"> </text:span><text:span text:style-name="T97">également </text:span><text:span text:style-name="T65">un moyen </text:span><text:span text:style-name="T64">de</text:span><text:span text:style-name="T67"> </text:span><text:span text:style-name="T63">libérer le regard de l’écran </text:span><text:span text:style-name="T64">pour</text:span><text:span text:style-name="T63"> tenter de favoriser une écoute attentive. </text:span><text:span text:style-name="T64">C</text:span><text:span text:style-name="T67">onçus à partir </text:span><text:span text:style-name="T60">de textiles fonctionnels (textiles conducteurs et résistifs), </text:span><text:span text:style-name="T64">c</text:span><text:span text:style-name="T60">es interfaces </text:span><text:span text:style-name="T68">permettent</text:span><text:span text:style-name="T60"> </text:span><text:span text:style-name="T68">d’</text:span><text:span text:style-name="T69">analyse</text:span><text:span text:style-name="T68">r</text:span><text:span text:style-name="T69"> et</text:span><text:span text:style-name="T60"> caractéris</text:span><text:span text:style-name="T70">er</text:span><text:span text:style-name="T69"> </text:span><text:span text:style-name="T60">le toucher </text:span><text:span text:style-name="T68">(</text:span><text:span text:style-name="T64">nombre de contacts, </text:span><text:span text:style-name="T71">p</text:span><text:span text:style-name="T68">osition</text:span><text:span text:style-name="T71">s</text:span><text:span text:style-name="T68">, taille</text:span><text:span text:style-name="T71">s</text:span><text:span text:style-name="T64">, </text:span><text:span text:style-name="T68">pression</text:span><text:span text:style-name="T71">s</text:span><text:span text:style-name="T68">, vitesse</text:span><text:span text:style-name="T71">s</text:span><text:span text:style-name="T68"> de déplacement</text:span><text:span text:style-name="T71">s</text:span><text:span text:style-name="T68">, etc)</text:span><text:span text:style-name="T60">.</text:span><text:span text:style-name="T66"> D</text:span><text:span text:style-name="T71">’une simple caresse à </text:span><text:span text:style-name="T72">une forte pression, </text:span><text:span text:style-name="T86">l</text:span><text:span text:style-name="T73">e</text:span><text:span text:style-name="T82">s gestes et touchers</text:span><text:span text:style-name="T63"> </text:span><text:span text:style-name="T66">propre</text:span><text:span text:style-name="T82">s</text:span><text:span text:style-name="T66"> au medium textile</text:span><text:span text:style-name="T71"> </text:span><text:span text:style-name="T82">peuvent être </text:span><text:span text:style-name="T84">ainsi </text:span><text:span text:style-name="T82">utilisés pour</text:span><text:span text:style-name="T74"> favoriser un contrôle intuitif et expressif des sons. </text:span><text:span text:style-name="T87">Nous pourrions par exemple</text:span><text:span text:style-name="T85"> </text:span><text:span text:style-name="T81">falsifier</text:span><text:span text:style-name="T88"> le son d’une caresse </text:span><text:span text:style-name="T87">en produisant une </text:span><text:span text:style-name="T83">énergie</text:span><text:span text:style-name="T80"> </text:span><text:span text:style-name="T87">sonore qui</text:span><text:span text:style-name="T89"> </text:span><text:span text:style-name="T80">correspond </text:span><text:span text:style-name="T88">au geste capté </text:span><text:span text:style-name="T87">tout en</text:span><text:span text:style-name="T88"> </text:span><text:span text:style-name="T87">restituant un</text:span><text:span text:style-name="T88"> </text:span><text:span text:style-name="T87">son</text:span><text:span text:style-name="T88"> </text:span><text:span text:style-name="T89">décalé</text:span><text:span text:style-name="T88">.</text:span><text:span text:style-name="T80"> </text:span><text:span text:style-name="T73">Pour </text:span><text:span text:style-name="T75">permet</text:span><text:span text:style-name="T71">t</text:span><text:span text:style-name="T99">r</text:span><text:span text:style-name="T71">e</text:span><text:span text:style-name="T76"> </text:span><text:span text:style-name="T82">une </text:span><text:span text:style-name="T73">implication du</text:span><text:span text:style-name="T63"> corps </text:span><text:span text:style-name="T64">dans </text:span><text:span text:style-name="T77">le</text:span><text:span text:style-name="T64"> jeu</text:span><text:span text:style-name="T75"> </text:span><text:span text:style-name="T64">musical</text:span><text:span text:style-name="T75">,</text:span><text:span text:style-name="T78"> ces</text:span><text:span text:style-name="T63"> </text:span><text:span text:style-name="T97">inter</text:span><text:span text:style-name="T98">faces</text:span><text:span text:style-name="T79"> </text:span><text:span text:style-name="T75">offre</text:span><text:span text:style-name="T71">nt</text:span><text:span text:style-name="T75"> </text:span><text:span text:style-name="T97">des</text:span><text:span text:style-name="T90"> </text:span><text:span text:style-name="T97">surfaces</text:span><text:span text:style-name="T90"> </text:span><text:span text:style-name="T98">d’interactions </text:span><text:span text:style-name="T79">généreuse</text:span><text:span text:style-name="T71">s.</text:span><text:span text:style-name="T79"> </text:span><text:span text:style-name="T14">L</text:span><text:span text:style-name="T13">’interface </text:span><text:a xlink:type="simple" xlink:href="http://xy.etextile.org/" text:style-name="Internet_20_link" text:visited-style-name="Visited_20_Internet_20_Link"><text:span text:style-name="T118">textile</text:span></text:a><text:a xlink:type="simple" xlink:href="http://xy.etextile.org/" text:style-name="Internet_20_link" text:visited-style-name="Visited_20_Internet_20_Link"><text:span text:style-name="T118">-XY</text:span></text:a><text:span text:style-name="T13"> </text:span><text:span text:style-name="T15">conçu</text:span><text:span text:style-name="T14"> e</text:span><text:span text:style-name="T13">n 2005, est un textile </text:span><text:span text:style-name="T16">tactile </text:span><text:span text:style-name="T13">grand format qui m’a permis de poser les bases de cette réflexion. Dans la continuité de ce projet, j’explore depuis 2014 une solution multipoints qui reprend les dimensions d’une pochette vinyle : le </text:span><text:a xlink:type="simple" xlink:href="http://matrix.etextile.org/" text:style-name="Internet_20_link" text:visited-style-name="Visited_20_Internet_20_Link"><text:span text:style-name="T118">textile-E256</text:span></text:a><text:span text:style-name="T13">. </text:span><text:span text:style-name="T12">Pour rendre ces technologies accessibles, j</text:span><text:span text:style-name="T11">’attache une grande importance </text:span><text:span text:style-name="T17">à la documentation et </text:span><text:span text:style-name="T11">au choix des outils </text:span><text:span text:style-name="T16">et matériaux </text:span><text:span text:style-name="T11">nécessaires à </text:span><text:span text:style-name="T17">leur</text:span><text:span text:style-name="T11"> fabrication. </text:span><text:span text:style-name="T101">Cette volonté de partage m</text:span><text:span text:style-name="T102">e</text:span><text:span text:style-name="T101"> conduit notamment à contribuer à des publications scientifiques et </text:span><text:span text:style-name="T100">conférences </text:span><text:span text:style-name="T101">internationales </text:span><text:span text:style-name="T103">tel</text:span><text:span text:style-name="T101">les</text:span><text:span text:style-name="T103"> que </text:span><text:span text:style-name="T100">: </text:span><text:span text:style-name="T101">IHM-07 </text:span><text:span text:style-name="T104">(</text:span><text:span text:style-name="T105">Paris</text:span><text:span text:style-name="T104">), </text:span><text:span text:style-name="T100">NIME’17 </text:span><text:span text:style-name="T105">(</text:span><text:span text:style-name="Strong_20_Emphasis"><text:span text:style-name="T106">Copenhague</text:span></text:span><text:span text:style-name="T105">)</text:span><text:span text:style-name="T100">, MOCO 2017 </text:span><text:span text:style-name="T105">(Londres</text:span><text:span text:style-name="T100">). </text:span><text:span text:style-name="T113">Récemment accueilli en résidence à l’université d’Auckland (AUT, </text:span><text:span text:style-name="T115">Nouvelle-Zélande</text:span><text:span text:style-name="T113">) au sein du département Colab, laboratoire dédié à l’utilisation créative des technologies, j’ai </text:span><text:span text:style-name="T116">développé</text:span><text:span text:style-name="T113"> </text:span><text:span text:style-name="T117">le</text:span><text:span text:style-name="T113"> contenu musical </text:span><text:span text:style-name="T117">de</text:span><text:span text:style-name="T113"> six interfaces textile</text:span><text:span text:style-name="T115">s</text:span><text:span text:style-name="T113">. Ce travail a notamment donné lieu à un concert public programmé dans l’association Audio Foundation</text:span><text:bookmark text:name="editShowcaseTitle"/><text:span text:style-name="T113"> </text:span><text:span text:style-name="T115">(NZ)</text:span><text:span text:style-name="T113">. </text:span><text:span text:style-name="T11">Au delà du domaine musical, qui représente </text:span><text:span text:style-name="T18">pour moi </text:span><text:span text:style-name="T19">un</text:span><text:span text:style-name="T20"> </text:span><text:span text:style-name="T14">axe de recherche </text:span><text:span text:style-name="T20">pri</text:span><text:span text:style-name="T18">vilégi</text:span><text:span text:style-name="T21">é</text:span><text:span text:style-name="T11">, </text:span><text:span text:style-name="T22">il m’arrive d’</text:span><text:span text:style-name="T14">explorer</text:span><text:span text:style-name="T22"> </text:span><text:span text:style-name="T14">d’autres </text:span><text:span text:style-name="T11">applications. </text:span><text:span text:style-name="T14">J’</text:span><text:span text:style-name="T23">ai notamment travaillé</text:span><text:span text:style-name="T24"> </text:span><text:span text:style-name="T23">pour </text:span><text:span text:style-name="T14">la société </text:span><text:span text:style-name="T22">PSA </text:span><text:span text:style-name="T25">(</text:span><text:span text:style-name="T24">20</text:span><text:span text:style-name="T25">16-2017) </text:span><text:span text:style-name="T23">sur </text:span><text:span text:style-name="T14">un projet </text:span><text:span text:style-name="T19">de commandes tactiles</text:span><text:span text:style-name="T14"> pour</text:span><text:span text:style-name="T22"> </text:span><text:span text:style-name="T11">l’automobile</text:span><text:span text:style-name="T22"> </text:span><text:span text:style-name="T45">et</text:span><text:span text:style-name="T23"> </text:span><text:span text:style-name="T45">j</text:span><text:span text:style-name="T23">e développe actuellement</text:span><text:span text:style-name="T14"> un </text:span><text:span text:style-name="T23">produit</text:span><text:span text:style-name="T14"> </text:span><text:span text:style-name="T26">avec retour haptique </text:span><text:span text:style-name="T14">pour </text:span><text:span text:style-name="T25">d</text:span><text:span text:style-name="T14">es personnes atteintes </text:span><text:span text:style-name="T27">de </text:span><text:span text:style-name="T28">trouble du comportement</text:span><text:span text:style-name="T22"> (Worth project)</text:span><text:span text:style-name="T11">. </text:span></text:p>
      <text:p text:style-name="P11"><text:span text:style-name="T39"><text:tab/>Je débute en octobre, une</text:span><text:span text:style-name="T36"> </text:span><text:span text:style-name="T25">thèse</text:span><text:span text:style-name="T36"> </text:span><text:span text:style-name="T37">basée sur la pratique </text:span><text:span text:style-name="T35">à l’université </text:span><text:span text:style-name="T25">de Loughborough (EN). </text:span><text:span text:style-name="T39">Cette thèse </text:span><text:span text:style-name="T59">qui porte sur la question de l’usage musical des interfaces textiles, me donnera</text:span><text:span text:style-name="T39"> accès à de</text:span><text:span text:style-name="T55">s</text:span><text:span text:style-name="T38"> </text:span><text:span text:style-name="T37">ressources </text:span><text:span text:style-name="T55">humaines et matériel </text:span><text:span text:style-name="T57">qui me permettr</text:span><text:span text:style-name="T58">ont</text:span><text:span text:style-name="T54"> </text:span><text:span text:style-name="T57">de </text:span><text:span text:style-name="T54">développer et prototyper la partie textile d</text:span><text:span text:style-name="T55">e mes recherches</text:span><text:span text:style-name="T40">. Être accueilli au sein de l</text:span><text:span text:style-name="T38">a résidence en recherche artistique de l’IRCAM</text:span><text:span text:style-name="T36"> </text:span><text:span text:style-name="T38">me permettrait </text:span><text:span text:style-name="T43">d’appuyer</text:span><text:span text:style-name="T41"> </text:span><text:span text:style-name="T44">ce</text:span><text:span text:style-name="T41"> travail de thèse sur de solides </text:span><text:span text:style-name="T42">connaissances dans le </text:span><text:span text:style-name="T29">domaine sonore </text:span><text:span text:style-name="T54">et</text:span><text:span text:style-name="T44"> </text:span><text:span text:style-name="T43">la captation du </text:span><text:span text:style-name="T42">geste.</text:span><text:span text:style-name="T46"> </text:span><text:span text:style-name="T50">Nous pourrions</text:span><text:span text:style-name="T33"> </text:span><text:span text:style-name="T50">ensemble, </text:span><text:span text:style-name="T33">amplifier l’expérience </text:span><text:span text:style-name="T52">que proposent</text:span><text:span text:style-name="T50"> ces textiles, développer des o</text:span><text:span text:style-name="T47">utils </text:span><text:span text:style-name="T55">numériques</text:span><text:span text:style-name="T47"> </text:span><text:span text:style-name="T55">spécifiques</text:span><text:span text:style-name="T50"> </text:span><text:span text:style-name="T58">pour</text:span><text:span text:style-name="T55"> la</text:span><text:span text:style-name="T47"> </text:span><text:span text:style-name="T34">compos</text:span><text:span text:style-name="T55">ition </text:span><text:span text:style-name="T56">musicale</text:span><text:span text:style-name="T46">, </text:span><text:span text:style-name="T50">réfléchir à la c</text:span><text:span text:style-name="T32">ohéren</text:span><text:span text:style-name="T30">ce</text:span><text:span text:style-name="T32"> </text:span><text:span text:style-name="T47">entre </text:span><text:span text:style-name="T50">type de </text:span><text:span text:style-name="T32">toucher </text:span><text:span text:style-name="T48">et</text:span><text:span text:style-name="T46"> </text:span><text:span text:style-name="T31">modalité de jeux </text:span><text:span text:style-name="T51">et </text:span><text:span text:style-name="T49">d</text:span><text:span text:style-name="T34">évelopper </text:span><text:span text:style-name="T51">des </text:span><text:span text:style-name="T30">contenu</text:span><text:span text:style-name="T51">s</text:span><text:span text:style-name="T30"> musica</text:span><text:span text:style-name="T51">ux</text:span><text:span text:style-name="T30"> </text:span><text:span text:style-name="T51">pour illustrer </text:span><text:span text:style-name="T53">le potentiel</text:span><text:span text:style-name="T51"> </text:span><text:span text:style-name="T53">de</text:span><text:span text:style-name="T51"> ce </text:span><text:span text:style-name="T53">nouveau type</text:span><text:span text:style-name="T51"> </text:span><text:span text:style-name="T56">d’</text:span><text:span text:style-name="T51">interface.</text:span></text:p>
      <text:p text:style-name="P3"/>
      <text:p text:style-name="P9">Maurin Donneaud</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Devanagari2"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Aharoni CLM1" svg:font-family="'Aharoni CLM'" style:font-pitch="variable"/>
    <style:font-face style:name="Aharoni CLM" svg:font-family="'Aharoni CLM'"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Times New Roman"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WenQuanYi Zen Hei"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Zen Hei" style:font-family-asian="'WenQuanYi Zen Hei'"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6.204cm" style:type="center"/>
          <style:tab-stop style:position="12.407cm" style:type="right"/>
        </style:tab-stops>
      </style:paragraph-properties>
    </style:style>
    <style:style style:name="Header" style:family="paragraph" style:parent-style-name="Standard" style:class="extra">
      <style:paragraph-properties text:number-lines="false" text:line-number="0">
        <style:tab-stops>
          <style:tab-stop style:position="6.204cm" style:type="center"/>
          <style:tab-stop style:position="12.407cm" style:type="right"/>
        </style:tab-stops>
      </style:paragraph-properties>
    </style:style>
    <style:style style:name="Standard_20__28_user_29_" style:display-name="Standard (user)"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Lohit Devanagari" fo:font-family="'Lohit Devanagari'" style:font-family-generic="roman" style:font-pitch="variable" fo:font-size="18pt" style:letter-kerning="true" style:font-name-asian="DejaVu Sans1"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_20_with_20_no_20_fill_20_and_20_no_20_line" style:display-name="Object with no fill and no li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ncre_20_de_20_note_20_de_20_bas_20_de_20_page" style:display-name="Ancre de note de bas de pag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aractères_20_de_20_note_20_de_20_bas_20_de_20_page" style:display-name="Caractères de note de bas de pag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ccentuatio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style="italic" style:font-name-asian="DejaVu Sans1" style:font-family-asian="'DejaVu Sans'"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Lien_20_Internet" style:display-name="Lien Internet"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uce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ubtitle" style:family="paragraph" style:parent-style-name="Heading" style:class="chapter"/>
    <style:style style:name="Plein"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1" style:font-family-asian="'DejaVu Sans'"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Plein_20_bleu" style:display-name="Plein bleu" style:family="paragraph" style:parent-style-name="Plein" style:default-outline-level="">
      <style:text-properties fo:color="#ffffff" style:font-name="Noto Sans" fo:font-family="'Noto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style:font-name="Noto Sans" fo:font-family="'Noto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style:font-name="Noto Sans" fo:font-family="'Noto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style:font-name="Noto Sans" fo:font-family="'Noto Sans'" style:font-family-generic="roman" style:font-pitch="variable" fo:font-size="14pt" fo:font-weight="bold" style:font-size-asian="14pt" style:font-weight-asian="bold"/>
    </style:style>
    <style:style style:name="Contour"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1" style:font-family-asian="'DejaVu Sans'"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Contour_20_bleu" style:display-name="Contour bleu" style:family="paragraph" style:parent-style-name="Contour" style:default-outline-level="">
      <style:text-properties fo:color="#355269" style:font-name="Noto Sans" fo:font-family="'Noto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style:font-name="Noto Sans" fo:font-family="'Noto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style:font-name="Noto Sans" fo:font-family="'Noto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style:font-name="Noto Sans" fo:font-family="'Noto Sans'" style:font-family-generic="roman" style:font-pitch="variable" fo:font-size="14pt" fo:font-weight="bold" style:font-size-asian="14pt" style:font-weight-asian="bold"/>
    </style:style>
    <style:style style:name="objectwitharrow"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Standard_20__28_user_29_"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Standard_20__28_user_29_"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Standard_20__28_user_29_"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master-page-name="">
      <loext:graphic-properties draw:fill="none"/>
      <style:paragraph-properties fo:margin-left="0cm" fo:margin-right="0cm" fo:text-align="start" style:justify-single-word="false" fo:text-indent="0cm" style:auto-text-indent="false" style:page-number="auto" fo:background-color="transparent" text:number-lines="false" text:line-number="0">
        <style:tab-stops>
          <style:tab-stop style:position="6.204cm" style:type="center"/>
          <style:tab-stop style:position="12.407cm" style:type="right"/>
        </style:tab-stops>
      </style:paragraph-properties>
      <style:text-properties style:font-name="Liberation Sans" fo:font-size="8pt" officeooo:paragraph-rsid="039eafa4" style:font-size-asian="8pt" style:font-size-complex="8pt"/>
    </style:style>
    <style:style style:name="MP2" style:family="paragraph" style:parent-style-name="Footer" style:master-page-name="">
      <loext:graphic-properties draw:fill="none"/>
      <style:paragraph-properties fo:margin-left="0cm" fo:margin-right="0cm" fo:text-align="center" style:justify-single-word="false" fo:text-indent="0cm" style:auto-text-indent="false" style:page-number="auto" fo:background-color="transparent" text:number-lines="false" text:line-number="0">
        <style:tab-stops>
          <style:tab-stop style:position="6.204cm" style:type="center"/>
          <style:tab-stop style:position="12.407cm" style:type="right"/>
        </style:tab-stops>
      </style:paragraph-properties>
      <style:text-properties style:font-name="Aharoni CLM1" fo:font-size="14pt" fo:font-weight="normal" style:font-size-asian="14pt" style:font-weight-asian="normal" style:font-size-complex="14pt" style:font-weight-complex="normal"/>
    </style:style>
    <style:style style:name="MT1" style:family="text">
      <style:text-properties fo:color="#000000" style:text-position="12% 100%" fo:font-style="normal" officeooo:rsid="027d8f48" style:font-style-asian="normal" style:font-style-complex="normal"/>
    </style:style>
    <style:style style:name="MT2" style:family="text">
      <style:text-properties fo:font-style="normal" officeooo:rsid="00cdfafe" style:font-style-asian="normal" style:font-style-complex="normal"/>
    </style:style>
    <style:style style:name="MT3" style:family="text">
      <style:text-properties fo:font-style="normal" fo:font-weight="normal" officeooo:rsid="01e9ea50" style:font-style-asian="normal" style:font-weight-asian="normal" style:font-style-complex="normal" style:font-weight-complex="normal"/>
    </style:style>
    <style:style style:name="MT4" style:family="text">
      <style:text-properties fo:font-style="normal" officeooo:rsid="01935357" style:font-style-asian="normal" style:font-style-complex="normal"/>
    </style:style>
    <style:style style:name="MT5" style:family="text">
      <style:text-properties fo:font-style="normal" fo:font-weight="normal" officeooo:rsid="01935357" style:font-style-asian="normal" style:font-weight-asian="normal" style:font-style-complex="normal" style:font-weight-complex="normal"/>
    </style:style>
    <style:style style:name="MT6" style:family="text">
      <style:text-properties fo:font-style="normal" fo:font-weight="normal" officeooo:rsid="01e93e50" style:font-style-asian="normal" style:font-weight-asian="normal" style:font-style-complex="normal" style:font-weight-complex="normal"/>
    </style:style>
    <style:style style:name="MT7" style:family="text">
      <style:text-properties fo:font-style="normal" fo:font-weight="normal" officeooo:rsid="02304bc7" style:font-style-asian="normal" style:font-weight-asian="normal" style:font-style-complex="normal" style:font-weight-complex="normal"/>
    </style:style>
    <style:style style:name="MT8" style:family="text">
      <style:text-properties fo:font-style="normal" fo:font-weight="normal" officeooo:rsid="00af3a2e" style:font-style-asian="normal" style:font-weight-asian="normal" style:font-style-complex="normal" style:font-weight-complex="normal"/>
    </style:style>
    <style:page-layout style:name="Mpm1">
      <style:page-layout-properties fo:page-width="21.001cm" fo:page-height="29.7cm" style:num-format="1" style:print-orientation="portrait" fo:margin-top="2cm" fo:margin-bottom="2cm" fo:margin-left="2.309cm" fo:margin-right="2.6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106cm" fo:margin-right="0.002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Partitions interactives audio-textiles</text:span><text:span text:style-name="MT2"> </text:span><text:span text:style-name="MT3">-</text:span><text:span text:style-name="MT4"> </text:span><text:span text:style-name="MT5">Résidence en recherche artistique </text:span><text:span text:style-name="MT3">-</text:span><text:span text:style-name="MT5"> </text:span><text:span text:style-name="MT6">IRCAM, </text:span><text:span text:style-name="MT7">c</text:span><text:span text:style-name="MT5">andidature</text:span><text:span text:style-name="MT8"> 2020-2021</text:span></text:p>
      </style:header>
      <style:footer>
        <text:p text:style-name="MP2">_ <text:page-number text:select-page="current">3</text:page-number><text:s/>_</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8T16:14:32.478996324</meta:creation-date>
    <dc:date>2020-07-27T15:29:20.136053461</dc:date>
    <meta:editing-duration>P15DT12H11M58S</meta:editing-duration>
    <meta:editing-cycles>655</meta:editing-cycles>
    <meta:generator>LibreOffice/6.1.5.2$Linux_X86_64 LibreOffice_project/10$Build-2</meta:generator>
    <meta:print-date>2019-11-25T12:45:35.327578918</meta:print-date>
    <meta:document-statistic meta:table-count="0" meta:image-count="0" meta:object-count="0" meta:page-count="3" meta:paragraph-count="8" meta:word-count="577" meta:character-count="4021" meta:non-whitespace-character-count="3448"/>
  </office:meta>
</office:document-meta>
</file>